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3b443" officeooo:paragraph-rsid="0013b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in, Data out</text:p>
      <text:p text:style-name="P1"/>
      <text:p text:style-name="P1"><text:tab/>以object为单位进行存储，而不是将object打散成行列模式进行存储。</text:p>
      <text:p text:style-name="P1"/>
      <text:p text:style-name="P1">JSON：</text:p>
      <text:p text:style-name="P1"><text:tab/> 可读性强，NoSQL中的数据交换协议/格式，对象被序列化成JSON格式 （JSON文档）</text:p>
      <text:p text:style-name="P1"/>
      <text:p text:style-name="P1">本章介绍用以创建 ，获取，更新，删除JSON文档的接口，暂时不考虑特定的查询需求，以构建合适的schema。本章中，只考虑如何安全的操作数据。</text:p>
      <text:p text:style-name="P1"/>
      <text:p text:style-name="P1">What Is a Document？</text:p>
      <text:p text:style-name="P1"><text:tab/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4:11:09.686113380</meta:creation-date>
    <dc:date>2017-11-29T04:24:40.396450683</dc:date>
    <meta:editing-duration>PT13M31S</meta:editing-duration>
    <meta:editing-cycles>1</meta:editing-cycles>
    <meta:document-statistic meta:table-count="0" meta:image-count="0" meta:object-count="0" meta:page-count="1" meta:paragraph-count="7" meta:word-count="134" meta:character-count="198" meta:non-whitespace-character-count="186"/>
    <meta:generator>LibreOffice/5.0.6.2$Linux_X86_64 LibreOffice_project/00$Build-2</meta:generator>
  </office:meta>
</office:document-meta>
</file>